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65"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66" style:family="paragraph" style:parent-style-name="Footnote">
      <style:text-properties fo:language="en" fo:country="US" officeooo:rsid="001574ba" officeooo:paragraph-rsid="001574ba"/>
    </style:style>
    <style:style style:name="P67" style:family="paragraph" style:parent-style-name="Footnote">
      <style:text-properties fo:language="en" fo:country="US" officeooo:rsid="001adb1c" officeooo:paragraph-rsid="001adb1c"/>
    </style:style>
    <style:style style:name="P68" style:family="paragraph" style:parent-style-name="Footnote">
      <style:text-properties fo:language="en" fo:country="US" officeooo:rsid="001bf75b" officeooo:paragraph-rsid="001bf75b"/>
    </style:style>
    <style:style style:name="P69" style:family="paragraph" style:parent-style-name="Footnote">
      <style:text-properties fo:language="en" fo:country="US" officeooo:rsid="001add3c" officeooo:paragraph-rsid="001add3c"/>
    </style:style>
    <style:style style:name="P70" style:family="paragraph" style:parent-style-name="Footnote">
      <style:text-properties fo:language="en" fo:country="US" officeooo:rsid="00103581" officeooo:paragraph-rsid="00103581"/>
    </style:style>
    <style:style style:name="P71" style:family="paragraph" style:parent-style-name="Footnote">
      <style:text-properties officeooo:rsid="001e5286" officeooo:paragraph-rsid="001e5286"/>
    </style:style>
    <style:style style:name="P72" style:family="paragraph" style:parent-style-name="Footnote">
      <style:text-properties officeooo:rsid="0023fa52" officeooo:paragraph-rsid="0023fa52"/>
    </style:style>
    <style:style style:name="P73" style:family="paragraph" style:parent-style-name="Footnote">
      <style:text-properties officeooo:rsid="00253341" officeooo:paragraph-rsid="00253341"/>
    </style:style>
    <style:style style:name="P74" style:family="paragraph" style:parent-style-name="Footnote">
      <style:text-properties fo:language="de" fo:country="DE" officeooo:rsid="0034efe6" officeooo:paragraph-rsid="0028d76c"/>
    </style:style>
    <style:style style:name="P75" style:family="paragraph" style:parent-style-name="Footnote">
      <style:text-properties officeooo:rsid="0028d76c" officeooo:paragraph-rsid="0028d76c"/>
    </style:style>
    <style:style style:name="P76" style:family="paragraph" style:parent-style-name="Footnote">
      <style:text-properties officeooo:rsid="0029d97d" officeooo:paragraph-rsid="0029d97d"/>
    </style:style>
    <style:style style:name="P77" style:family="paragraph" style:parent-style-name="Footnote">
      <style:text-properties officeooo:rsid="002dae2f" officeooo:paragraph-rsid="002dae2f"/>
    </style:style>
    <style:style style:name="P78" style:family="paragraph" style:parent-style-name="Footnote">
      <style:text-properties officeooo:rsid="00320c6a" officeooo:paragraph-rsid="00320c6a"/>
    </style:style>
    <style:style style:name="P79" style:family="paragraph" style:parent-style-name="Footnote">
      <style:text-properties officeooo:rsid="003a8470" officeooo:paragraph-rsid="003a8470"/>
    </style:style>
    <style:style style:name="P80" style:family="paragraph" style:parent-style-name="Footnote">
      <style:text-properties officeooo:rsid="003df9ff" officeooo:paragraph-rsid="003df9ff"/>
    </style:style>
    <style:style style:name="P81" style:family="paragraph" style:parent-style-name="Footnote">
      <style:text-properties officeooo:paragraph-rsid="0040e5da"/>
    </style:style>
    <style:style style:name="P82" style:family="paragraph" style:parent-style-name="Footnote">
      <style:text-properties officeooo:rsid="0045650d" officeooo:paragraph-rsid="0045650d"/>
    </style:style>
    <style:style style:name="P83" style:family="paragraph" style:parent-style-name="Footnote">
      <style:text-properties officeooo:rsid="0051473d" officeooo:paragraph-rsid="0051473d"/>
    </style:style>
    <style:style style:name="P84" style:family="paragraph" style:parent-style-name="Footnote">
      <style:text-properties officeooo:rsid="0053109a" officeooo:paragraph-rsid="0053109a"/>
    </style:style>
    <style:style style:name="P85" style:family="paragraph" style:parent-style-name="Footnote">
      <style:text-properties officeooo:rsid="00540278" officeooo:paragraph-rsid="00540278"/>
    </style:style>
    <style:style style:name="P86"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fc7d6" officeooo:paragraph-rsid="005e91d2"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94" style:family="paragraph" style:parent-style-name="Footnote">
      <style:text-properties officeooo:rsid="00616d3e" officeooo:paragraph-rsid="00616d3e"/>
    </style:style>
    <style:style style:name="P95" style:family="paragraph" style:parent-style-name="Footnote">
      <style:text-properties officeooo:rsid="00634618" officeooo:paragraph-rsid="00634618"/>
    </style:style>
    <style:style style:name="P96" style:family="paragraph" style:parent-style-name="Heading_20_1">
      <style:text-properties fo:language="en" fo:country="US" officeooo:rsid="00102e6e" officeooo:paragraph-rsid="00102e6e"/>
    </style:style>
    <style:style style:name="P97" style:family="paragraph" style:parent-style-name="Heading_20_1">
      <style:text-properties officeooo:rsid="0023fa52" officeooo:paragraph-rsid="0023fa52"/>
    </style:style>
    <style:style style:name="P98"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fo:font-style="normal" officeooo:rsid="0056d479" style:font-style-asian="normal" style:font-style-complex="normal"/>
    </style:style>
    <style:style style:name="T57" style:family="text">
      <style:text-properties fo:font-style="normal" officeooo:rsid="0057b620" style:font-style-asian="normal" style:font-style-complex="normal"/>
    </style:style>
    <style:style style:name="T58" style:family="text">
      <style:text-properties fo:font-style="normal" officeooo:rsid="0059ede4" style:font-style-asian="normal" style:font-style-complex="normal"/>
    </style:style>
    <style:style style:name="T59" style:family="text">
      <style:text-properties fo:font-style="normal" officeooo:rsid="005cbe2a" style:font-style-asian="normal" style:font-style-complex="normal"/>
    </style:style>
    <style:style style:name="T60" style:family="text">
      <style:text-properties fo:font-style="normal" officeooo:rsid="005e8a34"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6123da"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officeooo:rsid="001906d8"/>
    </style:style>
    <style:style style:name="T66" style:family="text">
      <style:text-properties officeooo:rsid="006e2c41"/>
    </style:style>
    <style:style style:name="T67"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69"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71" style:family="text">
      <style:text-properties officeooo:rsid="001add3c"/>
    </style:style>
    <style:style style:name="T72" style:family="text">
      <style:text-properties officeooo:rsid="002436e0"/>
    </style:style>
    <style:style style:name="T73" style:family="text">
      <style:text-properties officeooo:rsid="0068bd4b"/>
    </style:style>
    <style:style style:name="T74" style:family="text">
      <style:text-properties officeooo:rsid="001c4365"/>
    </style:style>
    <style:style style:name="T75" style:family="text">
      <style:text-properties officeooo:rsid="001e307c"/>
    </style:style>
    <style:style style:name="T76" style:family="text">
      <style:text-properties officeooo:rsid="001ea90a"/>
    </style:style>
    <style:style style:name="T77" style:family="text">
      <style:text-properties officeooo:rsid="00208781"/>
    </style:style>
    <style:style style:name="T78" style:family="text">
      <style:text-properties officeooo:rsid="00224361"/>
    </style:style>
    <style:style style:name="T79" style:family="text">
      <style:text-properties officeooo:rsid="0023fa52"/>
    </style:style>
    <style:style style:name="T80" style:family="text">
      <style:text-properties officeooo:rsid="00253341"/>
    </style:style>
    <style:style style:name="T81" style:family="text">
      <style:text-properties officeooo:rsid="00254b79"/>
    </style:style>
    <style:style style:name="T82" style:family="text">
      <style:text-properties officeooo:rsid="0025c758"/>
    </style:style>
    <style:style style:name="T83" style:family="text">
      <style:text-properties officeooo:rsid="0027a41a"/>
    </style:style>
    <style:style style:name="T84" style:family="text">
      <style:text-properties officeooo:rsid="00282432"/>
    </style:style>
    <style:style style:name="T85"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8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87" style:family="text">
      <style:text-properties fo:color="#ff3333"/>
    </style:style>
    <style:style style:name="T88" style:family="text">
      <style:text-properties fo:color="#ff3333" fo:font-style="normal" style:font-style-asian="normal" style:font-style-complex="normal"/>
    </style:style>
    <style:style style:name="T89" style:family="text">
      <style:text-properties fo:color="#ff3333" fo:font-style="normal" officeooo:rsid="00363f11" style:font-style-asian="normal" style:font-style-complex="normal"/>
    </style:style>
    <style:style style:name="T90" style:family="text">
      <style:text-properties fo:color="#ff3333" fo:font-style="normal" officeooo:rsid="002fbee1" style:font-style-asian="normal" style:font-style-complex="normal"/>
    </style:style>
    <style:style style:name="T91" style:family="text">
      <style:text-properties fo:color="#ff3333" fo:font-style="normal" officeooo:rsid="0038195f" style:font-style-asian="normal" style:font-style-complex="normal"/>
    </style:style>
    <style:style style:name="T92" style:family="text">
      <style:text-properties fo:color="#ff3333" fo:font-style="normal" officeooo:rsid="00404d6c" style:font-style-asian="normal" style:font-style-complex="normal"/>
    </style:style>
    <style:style style:name="T93" style:family="text">
      <style:text-properties fo:color="#ff3333" fo:font-style="normal" officeooo:rsid="0042aad8" style:font-style-asian="normal" style:font-style-complex="normal"/>
    </style:style>
    <style:style style:name="T94" style:family="text">
      <style:text-properties fo:color="#ff3333" fo:font-style="normal" officeooo:rsid="004349bd" style:font-style-asian="normal" style:font-style-complex="normal"/>
    </style:style>
    <style:style style:name="T95" style:family="text">
      <style:text-properties fo:color="#ff3333" fo:font-style="normal" officeooo:rsid="004dab18" style:font-style-asian="normal" style:font-style-complex="normal"/>
    </style:style>
    <style:style style:name="T96" style:family="text">
      <style:text-properties fo:color="#ff3333" fo:font-style="normal" officeooo:rsid="0053f43b" style:font-style-asian="normal" style:font-style-complex="normal"/>
    </style:style>
    <style:style style:name="T97" style:family="text">
      <style:text-properties fo:color="#ff3333" officeooo:rsid="004dab18"/>
    </style:style>
    <style:style style:name="T98" style:family="text">
      <style:text-properties fo:color="#3333ff"/>
    </style:style>
    <style:style style:name="T99" style:family="text">
      <style:text-properties fo:color="#3333ff" fo:font-style="italic" style:font-style-asian="italic" style:font-style-complex="italic"/>
    </style:style>
    <style:style style:name="T100" style:family="text">
      <style:text-properties fo:color="#3333ff" fo:font-style="italic" officeooo:rsid="00363f11" style:font-style-asian="italic" style:font-style-complex="italic"/>
    </style:style>
    <style:style style:name="T101" style:family="text">
      <style:text-properties fo:color="#3333ff" fo:font-style="italic" officeooo:rsid="0051473d" style:font-style-asian="italic" style:font-style-complex="italic"/>
    </style:style>
    <style:style style:name="T102" style:family="text">
      <style:text-properties fo:color="#3333ff" officeooo:rsid="003951bb"/>
    </style:style>
    <style:style style:name="T103" style:family="text">
      <style:text-properties fo:color="#3333ff" officeooo:rsid="0040e5da"/>
    </style:style>
    <style:style style:name="T104" style:family="text">
      <style:text-properties fo:color="#3333ff" officeooo:rsid="0045650d"/>
    </style:style>
    <style:style style:name="T105" style:family="text">
      <style:text-properties officeooo:rsid="00404d6c"/>
    </style:style>
    <style:style style:name="T106" style:family="text">
      <style:text-properties fo:language="de" fo:country="DE" officeooo:rsid="002a31d4"/>
    </style:style>
    <style:style style:name="T107" style:family="text">
      <style:text-properties fo:language="de" fo:country="DE" officeooo:rsid="006e2c41"/>
    </style:style>
    <style:style style:name="T108" style:family="text">
      <style:text-properties fo:language="de" fo:country="DE" officeooo:rsid="0045650d"/>
    </style:style>
    <style:style style:name="T109" style:family="text">
      <style:text-properties fo:language="de" fo:country="DE" officeooo:rsid="005e8a34"/>
    </style:style>
    <style:style style:name="T110" style:family="text">
      <style:text-properties officeooo:rsid="0045650d"/>
    </style:style>
    <style:style style:name="T111" style:family="text">
      <style:text-properties officeooo:rsid="004b34b5"/>
    </style:style>
    <style:style style:name="T112" style:family="text">
      <style:text-properties officeooo:rsid="004de15a"/>
    </style:style>
    <style:style style:name="T113" style:family="text">
      <style:text-properties officeooo:rsid="0051473d"/>
    </style:style>
    <style:style style:name="T114" style:family="text">
      <style:text-properties officeooo:rsid="0057b620"/>
    </style:style>
    <style:style style:name="T115" style:family="text">
      <style:text-properties style:text-position="super 58%" officeooo:rsid="001359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87"><text:a xlink:type="simple" xlink:href="#__RefHeading___Toc1230_2128195823" text:style-name="Index_20_Link" text:visited-style-name="Index_20_Link">Oh no, the Internet disrupted something… again<text:tab/>1</text:a></text:p>
          <text:p text:style-name="P87"><text:a xlink:type="simple" xlink:href="#__RefHeading___Toc1232_2128195823" text:style-name="Index_20_Link" text:visited-style-name="Index_20_Link">Do we need Science to perceive?<text:tab/>5</text:a></text:p>
          <text:p text:style-name="P87"><text:a xlink:type="simple" xlink:href="#__RefHeading___Toc1234_2128195823" text:style-name="Index_20_Link" text:visited-style-name="Index_20_Link">Finding the Intricate Paths of Doubt<text:tab/>7</text:a></text:p>
          <text:p text:style-name="P87"><text:a xlink:type="simple" xlink:href="#__RefHeading___Toc1236_2128195823" text:style-name="Index_20_Link" text:visited-style-name="Index_20_Link"><text:span text:style-name="T7">S</text:span></text:a><text:a xlink:type="simple" xlink:href="#__RefHeading___Toc1236_2128195823" text:style-name="Index_20_Link" text:visited-style-name="Index_20_Link"><text:span text:style-name="T7">torage of Knowledge – then and now</text:span></text:a><text:a xlink:type="simple" xlink:href="#__RefHeading___Toc1236_2128195823" text:style-name="Index_20_Link" text:visited-style-name="Index_20_Link"><text:tab/>15</text:a></text:p>
        </text:index-body>
      </text:table-of-content>
      <text:h text:style-name="P96" text:outline-level="1"/>
      <text:h text:style-name="P96" text:outline-level="1"><text:bookmark-start text:name="__RefHeading___Toc1230_2128195823"/>Oh no, the <text:span text:style-name="T75">Internet</text:span> disrupted something… again<text:bookmark-end text:name="__RefHeading___Toc1230_2128195823"/></text:h>
      <text:p text:style-name="P65"/>
      <text:p text:style-name="P2">Quite <text:span text:style-name="T6">regularly</text:span> many <text:span text:style-name="T6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70">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6">traditions, societies, systems, as it changed us. Disruption means in this context a fundamental change: a new innovation, which does not only enhance the functionality of the old systems, but subverts them.</text:span><text:span text:style-name="T6"><text:note text:id="ftn26" text:note-class="footnote"><text:note-citation>2</text:note-citation><text:note-body><text:p text:style-name="P94">https://www.gruenderszene.de/lexikon/begriffe/disruption</text:p></text:note-body></text:note></text:span><text:span text:style-name="T6"> This happened in the camera market in the end of the 20</text:span><text:span text:style-name="T115">th</text:span><text:span text:style-name="T6"> century, when digital cameras replaced analog cameras (and where then made obsolete by smartphones), and is about to happen to the oil industry, according to some observers.</text:span><text:span text:style-name="T6"><text:note text:id="ftn0" text:note-class="footnote"><text:note-citation>3</text:note-citation><text:note-body><text:p text:style-name="P94">https://shift.newco.co/this-is-how-big-oil-will-die-38b843bd4fe0</text:p></text:note-body></text:note></text:span><text:span text:style-name="T6"> During the latest technological revolution, the digital one, another system was disrupted: Truth.</text:span></text:p>
      <text:p text:style-name="P5"><text:soft-page-break/>Michael Seemann has analyzed the digital revolution in his impressive book “<text:span text:style-name="T7">The Digital Tailspin – Rules for the Internet after Snowden”. He talks about the “death of the gatekeepers”, how the institutions, which until recently controlled </text:span><text:span text:style-name="T56">the</text:span><text:span text:style-name="T7">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had hidden from “the </text:span><text:span text:style-name="T56">public”</text:span><text:span text:style-name="T7">.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4</text:note-citation><text:note-body><text:p text:style-name="P66">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6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74">intersubjectivity</text:span>, and that <text:span text:style-name="T74">the social objectivity </text:span>it produces <text:span text:style-name="T74">instead is the cause of </text:span>exclusion <text:span text:style-name="T74">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text:span><text:span text:style-name="T14">of</text:span><text:span text:style-name="T7"> this guy </text:span><text:span text:style-name="T57">as you</text:span><text:span text:style-name="T7">.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But this doesn’t mean, that the observation of different coexisting truths isn’t valid. Or that just because Trump doesn’t ha<text:span text:style-name="T78">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5</text:note-citation><text:note-body><text:p text:style-name="P71">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text:span><text:span text:style-name="T57">s</text:span><text:span text:style-name="T16"> the social</text:span><text:span text:style-name="T57">ly constructed</text:span><text:span text:style-name="T16">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6">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14">Contextualization is the magical process which transforms data into information.</text:span></text:p>
      <text:p text:style-name="P16"><text:span text:style-name="T14">T</text:span><text:span text:style-name="T7">hese information</text:span><text:span text:style-name="T57">s+</text:span><text:span text:style-name="T7">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6</text:note-citation><text:note-body><text:p text:style-name="P67">Seemann (2014), p. 18</text:p></text:note-body></text:note></text:span></text:p>
      <text:p text:style-name="P16"><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86">„(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7</text:note-citation><text:note-body><text:p text:style-name="P68">Rorty <text:span text:style-name="T66">(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8</text:note-citation><text:note-body><text:p text:style-name="P67">Rorty (2009): p. xv</text:p></text:note-body></text:note></text:span><text:span text:style-name="T7"> </text:span><text:span text:style-name="T67">Out of this moral standpoint he </text:span><text:span text:style-name="T68">analyzes</text:span><text:span text:style-name="T67">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71">until they become autonomous: until they are able to make their own rules about their own existence.</text:span></text:p>
      <text:p text:style-name="P19">I think this correlates to a far degree with condemning crue<text:span text:style-name="T72">l</text:span>ty. People stop using cruelty pretty fast, when they don‘t see themselves forced to it; <text:span text:style-name="T71">and</text:span> when they allow someone‘s autonomy, they can‘t inflict cruelty on them.</text:p>
      <text:p text:style-name="P19"><text:span text:style-name="T76">So I’ve chosen autonomy as my goal – not only my own autonomy, but rather that of all beings I am able to communicate with. </text:span>I call this attitu<text:span text:style-name="T73">d</text:span>e <text:span text:style-name="T71">a </text:span>„radical ironist“, w<text:span text:style-name="T73">hic</text:span>h differs from other radicals by neither insisting on <text:span text:style-name="T76">my</text:span> current vocab<text:span text:style-name="T73">ulary, like </text:span>the liberal ironists <text:span text:style-name="T76">don’t</text:span>.<text:note text:id="ftn7" text:note-class="footnote"><text:note-citation>9</text:note-citation><text:note-body><text:p text:style-name="P69">Lefherz “<text:span text:style-name="T113">Nietzsche”</text:span> (2016), p. 3<text:span text:style-name="T110">+</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14">simply </text:span>copy from knowledge building institutions like <text:span text:style-name="T114">P</text:span>hysics or Wikipedia, which should I verify? <text:span text:style-name="T77">Which freedoms do I have as a cyborg, damned to perceiving on my own, and how can I help others to use their respective freedoms?</text:span></text:p>
      <text:p text:style-name="P20"/>
      <text:h text:style-name="P97" text:outline-level="1"><text:bookmark-start text:name="__RefHeading___Toc1232_2128195823"/>Do we need Science to perceive?<text:bookmark-end text:name="__RefHeading___Toc1232_2128195823"/></text:h>
      <text:p text:style-name="P20"/>
      <text:p text:style-name="P26"><text:span text:style-name="T70">P</text:span><text:span text:style-name="T69">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70">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79">or rather, worldometers.info, which refines this data</text:span>.<text:note text:id="ftn8" text:note-class="footnote"><text:note-citation>10</text:note-citation><text:note-body><text:p text:style-name="P72">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80">and we tend to forget that less than half of them has Internet access at the moment.</text:span><text:span text:style-name="T80"><text:note text:id="ftn9" text:note-class="footnote"><text:note-citation>11</text:note-citation><text:note-body><text:p text:style-name="P73">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82">on</text:span> figures which are only collected every second year.</text:p>
      <text:p text:style-name="P24">But more importantly, they have a lower opportunity to come up with better numbers. So if I meet one of them, <text:span text:style-name="T8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82">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82">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83">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84">Not only can’t I force them to believe otherwise, it </text:span><text:soft-page-break/><text:span text:style-name="T84">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text:span><text:span text:style-name="T58">o</text:span><text:span text:style-name="T21">se horror stories), making decisions on the ground of poorly checked information is pretty common also in scientific environments.</text:span></text:p>
      <text:p text:style-name="P29"><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2</text:note-citation><text:note-body><text:p text:style-name="P75">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3</text:note-citation><text:note-body><text:p text:style-name="P74">Foerster <text:span text:style-name="T85">/Pörksen</text:span><text:span text:style-name="T66">(2008): p. </text:span>11<text:span text:style-name="T66">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4</text:note-citation><text:note-body><text:p text:style-name="P76">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0"/>
      <text:h text:style-name="P98" text:outline-level="1"><text:bookmark-start text:name="__RefHeading___Toc1234_2128195823"/>Finding the Intricate Paths of Doubt<text:bookmark-end text:name="__RefHeading___Toc1234_2128195823"/></text:h>
      <text:p text:style-name="P50"/>
      <text:p text:style-name="P51">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1">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2">You see, this concept doesn’t solve all of the problems. But I chose it pragmatically. I think, it does the right steps in the right direction, even if I know that I can never reach the target in that direction, if I take them.</text:p>
      <text:p text:style-name="P52">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89">God doesn’t exist</text:span><text:span text:style-name="T90">, because I don’t want to change my opinion</text:span><text:span text:style-name="T28">”</text:span><text:span text:style-name="T7">.</text:span><text:span text:style-name="T7"><text:note text:id="ftn13" text:note-class="footnote"><text:note-citation>15</text:note-citation><text:note-body><text:p text:style-name="P77">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88"><text:soft-page-break/><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99">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text:span><text:span text:style-name="T59">critical thinking</text:span><text:span text:style-name="T27"> has the job to reflect on this. </text:span><text:span text:style-name="T59">This </text:span><text:span text:style-name="T27">helps a lot </text:span><text:span text:style-name="T59">t</text:span><text:span text:style-name="T27">o make the dropping of obviously wrong information less painful.</text:span></text:p>
      <text:p text:style-name="P35"><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89"><text:span text:style-name="T7">For the believer, this expresses itself in “</text:span><text:span text:style-name="T89">God doesn’t exist</text:span><text:span text:style-name="T88">, because </text:span><text:span text:style-name="T89">my mother</text:span><text:span text:style-name="T88">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59">can be </text:span><text:span text:style-name="T7">believed in such a way. It depends on the believer, whom he trusts, and whom not.</text:span></text:p>
      <text:p text:style-name="P36"><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99">Whom do I have to trust to believe this information?</text:span></text:p>
      <text:p text:style-name="P36"><text:span text:style-name="T7">Well, we trust a lot of people. We also trust them to control each other’s truth, for example a peer reviewed paper is more easily trusted than </text:span><text:span text:style-name="T60">some</text:span><text:span text:style-name="T7">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7"><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0">of settling belief, which comes out of the individual and is forged due to discourse and conversation between free thinkers.</text:span></text:p>
      <text:p text:style-name="P38"><text:span text:style-name="T7">Who holds a belief because it was formed by the method of reason thinks: “</text:span><text:span text:style-name="T89">God doesn’t exist</text:span><text:span text:style-name="T88">, because </text:span><text:span text:style-name="T89">my reason says it’s impossible</text:span><text:span text:style-name="T88">.</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6</text:note-citation><text:note-body><text:p text:style-name="P78">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39"><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5" text:note-class="footnote"><text:note-citation>17</text:note-citation><text:note-body><text:p text:style-name="P78">Ibid, p. 9</text:p></text:note-body></text:note></text:span><text:span text:style-name="T7"> </text:span><text:span text:style-name="T31">So the belief is able to be doubted, as soon as someone doesn’t agree to the foundation anymore, as soon as the consensus breaks.</text:span></text:p>
      <text:p text:style-name="P53">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0"><text:span text:style-name="T7">To question one’s reasoned beliefs, one should ask oneself, on which propositions they rest. One may find, that these propositions themselves are usually grounded only in tenacity, or authority. </text:span><text:span text:style-name="T99">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1"><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89">God doesn’t exist, because I did never encounter </text:span><text:span text:style-name="T91">her</text:span><text:span text:style-name="T89">.</text:span><text:span text:style-name="T32">” But maybe she hides somewhere?</text:span></text:p>
      <text:p text:style-name="P41"><text:span text:style-name="T32">I have to wonder: </text:span><text:span text:style-name="T100">Did I check enough sources to rightly believe so?</text:span><text:span text:style-name="T32"> I’m pretty sure I didn’t, because what means </text:span><text:span text:style-name="T5">rightly</text:span><text:span text:style-name="T32">? Well, I waited for god to tell me when I could abort my search, but as </text:span><text:soft-page-break/><text:span text:style-name="T32">she didn’t tell me, I decided to call it a day and stop looking for her. So the only authority which can say whether I have took enough sources into account seems to be myself.</text:span></text:p>
      <text:p text:style-name="P42"><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88">God does exist, because I saw her there and then!</text:span><text:span text:style-name="T7">”</text:span></text:p>
      <text:p text:style-name="P43">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102">How</text:span><text:span text:style-name="T98">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4"><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8</text:note-citation><text:note-body><text:p text:style-name="P79">https://www.livescience.com/56691-the-science-of-fear.html</text:p></text:note-body></text:note></text:span></text:p>
      <text:p text:style-name="P45"><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9</text:note-citation><text:note-body><text:p text:style-name="P80">Jönsson (1961)</text:p></text:note-body></text:note></text:span></text:p>
      <text:p text:style-name="P46"><text:span text:style-name="T7">One who doesn’t take this into account may say “</text:span><text:span text:style-name="T88">God doesn’t exist, </text:span><text:span text:style-name="T92">I built a machine and know every molecule in the universe, she isn’t here</text:span><text:span text:style-name="T38">” and wouldn’t realize that they would have </text:span><text:span text:style-name="T105">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7"><text:span text:style-name="T7">I</text:span><text:span text:style-name="T39">f one would want to doubt their information after the criteria of self-referentiality, one could ask themselves: </text:span><text:span text:style-name="T103">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text:span><text:soft-page-break/><text:span text:style-name="T39">sters research, as he implemented it into the epistemology of his radical constructivism, using it to eliminate the necessity for objective truth in his theory.</text:span><text:span text:style-name="T39"><text:note text:id="ftn18" text:note-class="footnote"><text:note-citation>20</text:note-citation><text:note-body><text:p text:style-name="P81"><text:span text:style-name="T106">Foerster</text:span><text:span text:style-name="T86">/Pörksen</text:span><text:span text:style-name="T107">(2008), </text:span><text:span text:style-name="T108">p</text:span><text:span text:style-name="T107">. </text:span><text:span text:style-name="T106">114</text:span><text:span text:style-name="T109">+</text:span></text:p></text:note-body></text:note></text:span></text:p>
      <text:p text:style-name="P48"><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94">God doesn’t exist</text:span><text:span text:style-name="T93">, </text:span><text:span text:style-name="T94">because other gods neither exist/</text:span><text:span text:style-name="T95">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49"><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0">d</text:span><text:span text:style-name="T41"> the information I </text:span><text:span text:style-name="T60">believed</text:span><text:span text:style-name="T41"> about him. For my own safety I chose not to check closer first, though.</text:span></text:p>
      <text:p text:style-name="P49"><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19" text:note-class="footnote"><text:note-citation>21</text:note-citation><text:note-body><text:p text:style-name="P82">Sartre (1989), p. 3+</text:p></text:note-body></text:note></text:span><text:span text:style-name="T42"> So if we want to understand existence, we have to let it tell us what it is, rather than just relating it to the essences we learned somewhere else. </text:span><text:span text:style-name="T104">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4">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87">Poverty is not a problem in society, because who has no bread may eat cake/</text:span><text:span text:style-name="T97">God doesn’t exist, because I don’t want to acknowledge she is worse off than me</text:span><text:span text:style-name="T87">.</text:span>” Sentences like this one are usually a symptom of privilege, which can be reflected on.</text:p>
      <text:p text:style-name="P54"><text:soft-page-break/>The notion of reflecting privilege comes out of activist circles and builds upon a certain understanding of justice: that one is responsible for making the structure of society more equal. <text:span text:style-name="T111">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5">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9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0" text:note-class="footnote"><text:note-citation>22</text:note-citation><text:note-body><text:p text:style-name="P83">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ext:span><text:span text:style-name="T61">even </text:span><text:span text:style-name="T46">they probably don’t know “Alien Armpit”, which </text:span><text:span text:style-name="T47">has the hex code</text:span><text:span text:style-name="T46"> </text:span>#C5E17A <text:span text:style-name="T112">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58"><text:span text:style-name="T7">But did they recognize the </text:span><text:span text:style-name="T2">real </text:span><text:span text:style-name="T7">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7">able to fully perceive reality – but it puts the </text:span><text:span text:style-name="T49">perception </text:span><text:span text:style-name="T61">of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59"><text:span text:style-name="T7">When we try to formalize our perceived world for calculation, we have to quantify it. This always fails to acknowledge all qualitative variations. “</text:span><text:span text:style-name="T88">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59"><text:span text:style-name="T7">To doubt this, we can only ask ourselves: </text:span><text:span text:style-name="T99">Did my quantitative representation of my perception miss </text:span><text:span text:style-name="T101">any shades of grey,</text:span><text:span text:style-name="T99">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0"><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6">Interacting with the world is always influencing, using power, claiming a part of it for ones own sustenance. So it’s pretty intuitive for technology to be an instrument of power. Or is it?</text:p>
      <text:p text:style-name="P61"><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1" text:note-class="footnote"><text:note-citation>23</text:note-citation><text:note-body><text:p text:style-name="P84">https://medium.com/hh-design/the-world-is-designed-for-men-d06640654491</text:p></text:note-body></text:note></text:span></text:p>
      <text:p text:style-name="P62"><text:span text:style-name="T7">After Adorno’s and Horkheimer’s definition of instruments of power, Enlightenment always pursued the goal of taking fear from cyborgs and making them lords.</text:span><text:span text:style-name="T7"><text:note text:id="ftn22" text:note-class="footnote"><text:note-citation>24</text:note-citation><text:note-body><text:p text:style-name="P84">Adorno/Horkheimer (2006), p. 9</text:p></text:note-body></text:note></text:span><text:span text:style-name="T7"> Further they criticize the “patriarchal” marriage between human reason and nature, the reason which conquers superstition, shall </text:span><text:soft-page-break/><text:span text:style-name="T7">command nature.</text:span><text:span text:style-name="T7"><text:note text:id="ftn23" text:note-class="footnote"><text:note-citation>25</text:note-citation><text:note-body><text:p text:style-name="P84">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4" text:note-class="footnote"><text:note-citation>26</text:note-citation><text:note-body><text:p text:style-name="P84">Lefherz “Herrschaftsinstrument” (2016), p. 16+</text:p></text:note-body></text:note></text:span></text:p>
      <text:p text:style-name="P63"><text:span text:style-name="T7">“</text:span><text:span text:style-name="T96">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5" text:note-class="footnote"><text:note-citation>27</text:note-citation><text:note-body><text:p text:style-name="P85">Ibid, p. 3</text:p></text:note-body></text:note></text:span></text:p>
      <text:p text:style-name="P57">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4"><text:span text:style-name="T7">Therefore, as a radical ironist, wanting to get rid of power and oppression rather than developing the tools for it, I might want to doubt my instrumental use of rationality. </text:span><text:span text:style-name="T99">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90"><text:span text:style-name="T62"/></text:p>
      <text:h text:style-name="Heading_20_1" text:outline-level="1"><text:bookmark-start text:name="__RefHeading___Toc1236_2128195823"/><text:span text:style-name="T62">S</text:span><text:span text:style-name="T7">torage of Knowledge – then and now</text:span><text:bookmark-end text:name="__RefHeading___Toc1236_2128195823"/></text:h>
      <text:p text:style-name="P90"><text:span text:style-name="T62"/></text:p>
      <text:p text:style-name="P91"><text:span text:style-name="T7">In his book </text:span><text:span text:style-name="T2">Social History of Knowledge</text:span><text:span text:style-name="T7">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7"><text:note text:id="ftn27" text:note-class="footnote"><text:note-citation>28</text:note-citation><text:note-body><text:p text:style-name="P95">Burke (2014), p. 19</text:p></text:note-body></text:note></text:span></text:p>
      <text:p text:style-name="P93"><text:span text:style-name="T7">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7">possible, </text:span><text:span text:style-name="T64">as from the same data we can generate similar knowledge</text:span><text:span text:style-name="T7">. And finally we act on our knowledge, changing the world.</text:span></text:p>
      <text:p text:style-name="P92"><text:span text:style-name="T7">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7"> changed a lot over the millen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8T18:34:17.855968812</dc:date>
    <meta:editing-duration>PT3H47M22S</meta:editing-duration>
    <meta:editing-cycles>14</meta:editing-cycles>
    <meta:generator>LibreOffice/5.1.6.2$Linux_X86_64 LibreOffice_project/10m0$Build-2</meta:generator>
    <meta:document-statistic meta:table-count="0" meta:image-count="0" meta:object-count="0" meta:page-count="15" meta:paragraph-count="130" meta:word-count="7115" meta:character-count="42249" meta:non-whitespace-character-count="35226"/>
  </office:meta>
</office:document-meta>
</file>